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c1c7" officeooo:paragraph-rsid="0012c1c7"/>
    </style:style>
    <style:style style:name="P2" style:family="paragraph" style:parent-style-name="Standard">
      <style:text-properties officeooo:rsid="0013ff53" officeooo:paragraph-rsid="0013ff53"/>
    </style:style>
    <style:style style:name="P3" style:family="paragraph" style:parent-style-name="Standard">
      <style:text-properties officeooo:rsid="00157635" officeooo:paragraph-rsid="001576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mos</text:p>
      <text:p text:style-name="P1"/>
      <text:p text:style-name="P2">buen intento</text:p>
      <text:p text:style-name="P2"/>
      <text:p text:style-name="P3">ramas v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6-09T22:44:40.293000000</meta:creation-date>
    <dc:date>2025-06-09T22:58:15.790000000</dc:date>
    <meta:editing-duration>PT13M37S</meta:editing-duration>
    <meta:editing-cycles>3</meta:editing-cycles>
    <meta:generator>LibreOffice/6.4.7.2$Windows_X86_64 LibreOffice_project/639b8ac485750d5696d7590a72ef1b496725cfb5</meta:generator>
    <meta:document-statistic meta:table-count="0" meta:image-count="0" meta:object-count="0" meta:page-count="1" meta:paragraph-count="3" meta:word-count="5" meta:character-count="26" meta:non-whitespace-character-count="24"/>
  </office:meta>
</office:document-meta>
</file>